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indent="0.4916in"/>
    </style:style>
    <style:style style:name="TableColumn4" style:family="table-column">
      <style:table-column-properties style:column-width="1.2972in"/>
    </style:style>
    <style:style style:name="TableColumn5" style:family="table-column">
      <style:table-column-properties style:column-width="1.0798in"/>
    </style:style>
    <style:style style:name="TableColumn6" style:family="table-column">
      <style:table-column-properties style:column-width="1.2631in"/>
    </style:style>
    <style:style style:name="TableColumn7" style:family="table-column">
      <style:table-column-properties style:column-width="1.3548in"/>
    </style:style>
    <style:style style:name="TableColumn8" style:family="table-column">
      <style:table-column-properties style:column-width="1.2979in"/>
    </style:style>
    <style:style style:name="Table3" style:family="table">
      <style:table-properties style:width="6.29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Mini projet PHP</text:p>
      <text:p text:style-name="P2">Le projet s’est<text:s/>déroulé<text:s/>en plusieurs phases de travail. La<text:s/>première<text:s/>phase de travail a été la conception de la base de<text:s/>données<text:s/>afin de donner une direction a notre travail. Cette conception est<text:s/>passée<text:s/>par une phase commune de<text:s/>réflexion. Cette phase de<text:s/>réflexion<text:s/>nous a permis de<text:s/>générer<text:s/>une MCD puis une MPD et enfin un script<text:s/>SQL<text:s/>de notre base de<text:s/>données.</text:p>
      <text:p text:style-name="Normal"><text:tab/>Par la suite le premier travail a été de concevoir les<text:s/>différentes<text:s/>classes qui allaient composer le projet. Notre choix s’est porte sur le principe de l’hydratation qui permet de faciliter la<text:s/>création<text:s/>d’une instance de chaque classe. Ce principe d’hydratation doit respecter une syntaxe<text:s/>précise<text:s/>pour que cela<text:s/>fonctionne. Nous avons donc 4 classes<text:s/>différentes. Cambrure et<text:s/>Paramètre. Chaque classe « fille » a une classe<text:s/>mère<text:s/>qui permet de modifier les attributs des classes filles : CambrureManager et ParametreManager.</text:p>
      <text:p text:style-name="Normal"><text:tab/>Après<text:s/>la<text:s/>rédaction<text:s/>de ces<text:s/>différentes<text:s/>classes il a fallu commencer<text:s/>à<text:s/>s’intéresser<text:s/>aux interfaces du projet. Nous avons<text:s/>décidé<text:s/>d’utiliser un menu ainsi qu’un header identique a toutes les pages du site. Ce menu se compose du nom du projet, d’un bouton pour revenir<text:s/>à<text:s/>l’accueil,<text:s/>d’un bouton pour ajouter un profil, d’un bouton de connexion/déconnexion<text:s/>ainsi que d’une barre de recherche.</text:p>
      <text:p text:style-name="Normal"><text:tab/>La plus grande<text:s/>difficulté<text:s/>du projet a été de<text:s/>générer<text:s/>les graphiques correspondant<text:s/>à<text:s/>chaque jeu de valeur. La<text:s/>bibliothèque<text:s/>demande beaucoup de patience afin de comprendre comment les graphiques sont<text:s/>générés<text:s/>ainsi que les<text:s/>paramétrés<text:s/>qui rentrent en jeu sur chaque<text:s/>axe.<text:s/>Après<text:s/>que les graphiques ont été<text:s/>générés<text:s/>cela nous a permis de corriger les erreurs que nous pouvions avoir dans les<text:s/>différentes<text:s/>formules de calcul qui compose le projet.</text:p>
      <text:p text:style-name="Normal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>Conception de la BDD</text:p>
          </table:table-cell>
          <table:table-cell table:style-name="TableCell14">
            <text:p text:style-name="P15">Création des classes</text:p>
          </table:table-cell>
          <table:table-cell table:style-name="TableCell16">
            <text:p text:style-name="P17">Bibliothèque jpgraph</text:p>
          </table:table-cell>
          <table:table-cell table:style-name="TableCell18">
            <text:p text:style-name="P19">Partie utilisateur</text:p>
          </table:table-cell>
        </table:table-row>
        <table:table-row table:style-name="TableRow20">
          <table:table-cell table:style-name="TableCell21">
            <text:p text:style-name="P22">Alexandre</text:p>
          </table:table-cell>
          <table:table-cell table:style-name="TableCell23">
            <text:p text:style-name="P24">X</text:p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>X</text:p>
          </table:table-cell>
        </table:table-row>
        <table:table-row table:style-name="TableRow31">
          <table:table-cell table:style-name="TableCell32">
            <text:p text:style-name="P33">Gurvan</text:p>
          </table:table-cell>
          <table:table-cell table:style-name="TableCell34">
            <text:p text:style-name="P35"/>
          </table:table-cell>
          <table:table-cell table:style-name="TableCell36">
            <text:p text:style-name="P37">X</text:p>
          </table:table-cell>
          <table:table-cell table:style-name="TableCell38">
            <text:p text:style-name="P39">X</text:p>
          </table:table-cell>
          <table:table-cell table:style-name="TableCell40">
            <text:p text:style-name="P4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urvan le cam</meta:initial-creator>
    <dc:creator>gurvan le cam</dc:creator>
    <meta:creation-date>2018-05-02T21:42:00Z</meta:creation-date>
    <dc:date>2018-05-02T21:42:00Z</dc:date>
    <meta:template xlink:href="Normal" xlink:type="simple"/>
    <meta:editing-cycles>2</meta:editing-cycles>
    <meta:editing-duration>PT0S</meta:editing-duration>
    <meta:document-statistic meta:page-count="1" meta:paragraph-count="3" meta:word-count="282" meta:character-count="1834" meta:row-count="12" meta:non-whitespace-character-count="1555"/>
  </office:meta>
</office:document-meta>
</file>